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2" table:style-name="ta1" table:print="false">
        <table:table-column table:style-name="co1" table:number-columns-repeated="14" table:default-cell-style-name="Default"/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04">
            <text:p>20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3">
            <text:p>213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37">
            <text:p>237</text:p>
          </table:table-cell>
          <table:table-cell office:value-type="string">
            <text:p>ms</text:p>
          </table:table-cell>
          <table:table-cell/>
          <table:table-cell office:value-type="float" office:value="204">
            <text:p>204</text:p>
          </table:table-cell>
          <table:table-cell office:value-type="float" office:value="1046">
            <text:p>1046</text:p>
          </table:table-cell>
          <table:table-cell office:value-type="float" office:value="3180">
            <text:p>3180</text:p>
          </table:table-cell>
          <table:table-cell office:value-type="float" office:value="5972">
            <text:p>5972</text:p>
          </table:table-cell>
          <table:table-cell office:value-type="float" office:value="11169">
            <text:p>11169</text:p>
          </table:table-cell>
          <table:table-cell office:value-type="float" office:value="16495">
            <text:p>16495</text:p>
          </table:table-cell>
          <table:table-cell office:value-type="float" office:value="21598">
            <text:p>21598</text:p>
          </table:table-cell>
          <table:table-cell office:value-type="float" office:value="26914">
            <text:p>26914</text:p>
          </table:table-cell>
          <table:table-cell office:value-type="float" office:value="32615">
            <text:p>326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2">
            <text:p>322</text:p>
          </table:table-cell>
          <table:table-cell office:value-type="string">
            <text:p>ms</text:p>
          </table:table-cell>
          <table:table-cell/>
          <table:table-cell office:value-type="float" office:value="213">
            <text:p>213</text:p>
          </table:table-cell>
          <table:table-cell office:value-type="float" office:value="743">
            <text:p>743</text:p>
          </table:table-cell>
          <table:table-cell office:value-type="float" office:value="3246">
            <text:p>3246</text:p>
          </table:table-cell>
          <table:table-cell office:value-type="float" office:value="6106">
            <text:p>6106</text:p>
          </table:table-cell>
          <table:table-cell office:value-type="float" office:value="11244">
            <text:p>11244</text:p>
          </table:table-cell>
          <table:table-cell office:value-type="float" office:value="16579">
            <text:p>16579</text:p>
          </table:table-cell>
          <table:table-cell office:value-type="float" office:value="21631">
            <text:p>21631</text:p>
          </table:table-cell>
          <table:table-cell office:value-type="float" office:value="27024">
            <text:p>27024</text:p>
          </table:table-cell>
          <table:table-cell office:value-type="float" office:value="32621">
            <text:p>3262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0">
            <text:p>330</text:p>
          </table:table-cell>
          <table:table-cell office:value-type="string">
            <text:p>ms</text:p>
          </table:table-cell>
          <table:table-cell/>
          <table:table-cell office:value-type="float" office:value="237">
            <text:p>237</text:p>
          </table:table-cell>
          <table:table-cell office:value-type="float" office:value="789">
            <text:p>789</text:p>
          </table:table-cell>
          <table:table-cell office:value-type="float" office:value="3255">
            <text:p>3255</text:p>
          </table:table-cell>
          <table:table-cell office:value-type="float" office:value="6114">
            <text:p>6114</text:p>
          </table:table-cell>
          <table:table-cell office:value-type="float" office:value="11252">
            <text:p>11252</text:p>
          </table:table-cell>
          <table:table-cell office:value-type="float" office:value="16661">
            <text:p>16661</text:p>
          </table:table-cell>
          <table:table-cell office:value-type="float" office:value="21690">
            <text:p>21690</text:p>
          </table:table-cell>
          <table:table-cell office:value-type="float" office:value="27473">
            <text:p>27473</text:p>
          </table:table-cell>
          <table:table-cell office:value-type="float" office:value="32648">
            <text:p>326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0">
            <text:p>330</text:p>
          </table:table-cell>
          <table:table-cell office:value-type="string">
            <text:p>ms</text:p>
          </table:table-cell>
          <table:table-cell/>
          <table:table-cell office:value-type="float" office:value="322">
            <text:p>322</text:p>
          </table:table-cell>
          <table:table-cell office:value-type="float" office:value="837">
            <text:p>837</text:p>
          </table:table-cell>
          <table:table-cell office:value-type="float" office:value="3279">
            <text:p>3279</text:p>
          </table:table-cell>
          <table:table-cell office:value-type="float" office:value="6123">
            <text:p>6123</text:p>
          </table:table-cell>
          <table:table-cell office:value-type="float" office:value="11335">
            <text:p>11335</text:p>
          </table:table-cell>
          <table:table-cell office:value-type="float" office:value="16829">
            <text:p>16829</text:p>
          </table:table-cell>
          <table:table-cell office:value-type="float" office:value="21733">
            <text:p>21733</text:p>
          </table:table-cell>
          <table:table-cell office:value-type="float" office:value="27531">
            <text:p>27531</text:p>
          </table:table-cell>
          <table:table-cell office:value-type="float" office:value="32656">
            <text:p>326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0">
            <text:p>330</text:p>
          </table:table-cell>
          <table:table-cell office:value-type="string">
            <text:p>ms</text:p>
          </table:table-cell>
          <table:table-cell/>
          <table:table-cell office:value-type="float" office:value="330">
            <text:p>330</text:p>
          </table:table-cell>
          <table:table-cell office:value-type="float" office:value="903">
            <text:p>903</text:p>
          </table:table-cell>
          <table:table-cell office:value-type="float" office:value="3296">
            <text:p>3296</text:p>
          </table:table-cell>
          <table:table-cell office:value-type="float" office:value="6156">
            <text:p>6156</text:p>
          </table:table-cell>
          <table:table-cell office:value-type="float" office:value="11352">
            <text:p>11352</text:p>
          </table:table-cell>
          <table:table-cell office:value-type="float" office:value="16869">
            <text:p>16869</text:p>
          </table:table-cell>
          <table:table-cell office:value-type="float" office:value="21790">
            <text:p>21790</text:p>
          </table:table-cell>
          <table:table-cell office:value-type="float" office:value="27631">
            <text:p>27631</text:p>
          </table:table-cell>
          <table:table-cell office:value-type="float" office:value="32740">
            <text:p>3274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8">
            <text:p>338</text:p>
          </table:table-cell>
          <table:table-cell office:value-type="string">
            <text:p>ms</text:p>
          </table:table-cell>
          <table:table-cell/>
          <table:table-cell office:value-type="float" office:value="330">
            <text:p>330</text:p>
            <draw:frame table:end-cell-address="Лист2.M28" table:end-x="0.292cm" table:end-y="0.349cm" draw:z-index="0" draw:style-name="gr1" svg:width="15.999cm" svg:height="8.999cm" svg:x="0.1cm" svg:y="0.347cm">
              <draw:object draw:notify-on-update-of-ranges="Лист2.F29:Лист2.N29 Лист2.F30:Лист2.N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929">
            <text:p>929</text:p>
          </table:table-cell>
          <table:table-cell office:value-type="float" office:value="3380">
            <text:p>3380</text:p>
          </table:table-cell>
          <table:table-cell office:value-type="float" office:value="6172">
            <text:p>6172</text:p>
          </table:table-cell>
          <table:table-cell office:value-type="float" office:value="11377">
            <text:p>11377</text:p>
          </table:table-cell>
          <table:table-cell office:value-type="float" office:value="17102">
            <text:p>17102</text:p>
          </table:table-cell>
          <table:table-cell office:value-type="float" office:value="21906">
            <text:p>21906</text:p>
          </table:table-cell>
          <table:table-cell office:value-type="float" office:value="27648">
            <text:p>27648</text:p>
          </table:table-cell>
          <table:table-cell office:value-type="float" office:value="32832">
            <text:p>3283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63">
            <text:p>363</text:p>
          </table:table-cell>
          <table:table-cell office:value-type="string">
            <text:p>ms</text:p>
          </table:table-cell>
          <table:table-cell/>
          <table:table-cell office:value-type="float" office:value="330">
            <text:p>330</text:p>
          </table:table-cell>
          <table:table-cell office:value-type="float" office:value="954">
            <text:p>954</text:p>
          </table:table-cell>
          <table:table-cell office:value-type="float" office:value="3388">
            <text:p>3388</text:p>
          </table:table-cell>
          <table:table-cell office:value-type="float" office:value="6198">
            <text:p>6198</text:p>
          </table:table-cell>
          <table:table-cell office:value-type="float" office:value="11561">
            <text:p>11561</text:p>
          </table:table-cell>
          <table:table-cell office:value-type="float" office:value="17190">
            <text:p>17190</text:p>
          </table:table-cell>
          <table:table-cell office:value-type="float" office:value="22123">
            <text:p>22123</text:p>
          </table:table-cell>
          <table:table-cell office:value-type="float" office:value="27764">
            <text:p>27764</text:p>
          </table:table-cell>
          <table:table-cell office:value-type="float" office:value="32840">
            <text:p>3284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447">
            <text:p>447</text:p>
          </table:table-cell>
          <table:table-cell office:value-type="string">
            <text:p>ms</text:p>
          </table:table-cell>
          <table:table-cell/>
          <table:table-cell office:value-type="float" office:value="338">
            <text:p>338</text:p>
          </table:table-cell>
          <table:table-cell office:value-type="float" office:value="954">
            <text:p>954</text:p>
          </table:table-cell>
          <table:table-cell office:value-type="float" office:value="3454">
            <text:p>3454</text:p>
          </table:table-cell>
          <table:table-cell office:value-type="float" office:value="6214">
            <text:p>6214</text:p>
          </table:table-cell>
          <table:table-cell office:value-type="float" office:value="12044">
            <text:p>12044</text:p>
          </table:table-cell>
          <table:table-cell office:value-type="float" office:value="17237">
            <text:p>17237</text:p>
          </table:table-cell>
          <table:table-cell office:value-type="float" office:value="22231">
            <text:p>22231</text:p>
          </table:table-cell>
          <table:table-cell office:value-type="float" office:value="29807">
            <text:p>29807</text:p>
          </table:table-cell>
          <table:table-cell office:value-type="float" office:value="32892">
            <text:p>3289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046">
            <text:p>1046</text:p>
          </table:table-cell>
          <table:table-cell office:value-type="string">
            <text:p>ms</text:p>
          </table:table-cell>
          <table:table-cell/>
          <table:table-cell office:value-type="float" office:value="363">
            <text:p>363</text:p>
          </table:table-cell>
          <table:table-cell office:value-type="float" office:value="962">
            <text:p>962</text:p>
          </table:table-cell>
          <table:table-cell office:value-type="float" office:value="3488">
            <text:p>3488</text:p>
          </table:table-cell>
          <table:table-cell office:value-type="float" office:value="6266">
            <text:p>6266</text:p>
          </table:table-cell>
          <table:table-cell office:value-type="float" office:value="12044">
            <text:p>12044</text:p>
          </table:table-cell>
          <table:table-cell office:value-type="float" office:value="17500">
            <text:p>17500</text:p>
          </table:table-cell>
          <table:table-cell office:value-type="float" office:value="22448">
            <text:p>22448</text:p>
          </table:table-cell>
          <table:table-cell office:value-type="float" office:value="30306">
            <text:p>30306</text:p>
          </table:table-cell>
          <table:table-cell office:value-type="float" office:value="32966">
            <text:p>3296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743">
            <text:p>743</text:p>
          </table:table-cell>
          <table:table-cell office:value-type="string">
            <text:p>ms</text:p>
          </table:table-cell>
          <table:table-cell/>
          <table:table-cell office:value-type="float" office:value="447">
            <text:p>447</text:p>
          </table:table-cell>
          <table:table-cell office:value-type="float" office:value="962">
            <text:p>962</text:p>
          </table:table-cell>
          <table:table-cell office:value-type="float" office:value="3755">
            <text:p>3755</text:p>
          </table:table-cell>
          <table:table-cell office:value-type="float" office:value="6440">
            <text:p>6440</text:p>
          </table:table-cell>
          <table:table-cell office:value-type="float" office:value="15635">
            <text:p>15635</text:p>
          </table:table-cell>
          <table:table-cell office:value-type="float" office:value="18112">
            <text:p>18112</text:p>
          </table:table-cell>
          <table:table-cell office:value-type="float" office:value="22823">
            <text:p>22823</text:p>
          </table:table-cell>
          <table:table-cell office:value-type="float" office:value="30582">
            <text:p>30582</text:p>
          </table:table-cell>
          <table:table-cell office:value-type="float" office:value="33248">
            <text:p>3324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789">
            <text:p>789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37">
            <text:p>837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03">
            <text:p>903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29">
            <text:p>929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54">
            <text:p>95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54">
            <text:p>95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62">
            <text:p>96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62">
            <text:p>96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180">
            <text:p>318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46">
            <text:p>324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55">
            <text:p>3255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79">
            <text:p>3279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96">
            <text:p>329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80">
            <text:p>338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88">
            <text:p>3388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454">
            <text:p>345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488">
            <text:p>3488</text:p>
          </table:table-cell>
          <table:table-cell office:value-type="string">
            <text:p>ms</text:p>
          </table:table-cell>
          <table:table-cell/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755">
            <text:p>3755</text:p>
          </table:table-cell>
          <table:table-cell office:value-type="string">
            <text:p>ms</text:p>
          </table:table-cell>
          <table:table-cell/>
          <table:table-cell table:formula="of:=AVERAGE([.F3:.F12])" office:value-type="float" office:value="311.4">
            <text:p>311,4</text:p>
          </table:table-cell>
          <table:table-cell table:formula="of:=AVERAGE([.G3:.G12])" office:value-type="float" office:value="907.9">
            <text:p>907,9</text:p>
          </table:table-cell>
          <table:table-cell table:formula="of:=AVERAGE([.H3:.H12])" office:value-type="float" office:value="3372.1">
            <text:p>3372,1</text:p>
          </table:table-cell>
          <table:table-cell table:formula="of:=AVERAGE([.I3:.I12])" office:value-type="float" office:value="6176.1">
            <text:p>6176,1</text:p>
          </table:table-cell>
          <table:table-cell table:formula="of:=AVERAGE([.J3:.J12])" office:value-type="float" office:value="11901.3">
            <text:p>11901,3</text:p>
          </table:table-cell>
          <table:table-cell table:formula="of:=AVERAGE([.K3:.K12])" office:value-type="float" office:value="17057.4">
            <text:p>17057,4</text:p>
          </table:table-cell>
          <table:table-cell table:formula="of:=AVERAGE([.L3:.L12])" office:value-type="float" office:value="21997.3">
            <text:p>21997,3</text:p>
          </table:table-cell>
          <table:table-cell table:formula="of:=AVERAGE([.M3:.M12])" office:value-type="float" office:value="28268">
            <text:p>28268</text:p>
          </table:table-cell>
          <table:table-cell table:formula="of:=AVERAGE([.N3:.N12])" office:value-type="float" office:value="32805.8">
            <text:p>32805,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5972">
            <text:p>597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106">
            <text:p>610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114">
            <text:p>611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123">
            <text:p>6123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156">
            <text:p>615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172">
            <text:p>617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198">
            <text:p>6198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214">
            <text:p>621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266">
            <text:p>626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440">
            <text:p>644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169">
            <text:p>11169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244">
            <text:p>1124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252">
            <text:p>1125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335">
            <text:p>11335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352">
            <text:p>1135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377">
            <text:p>11377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561">
            <text:p>1156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2044">
            <text:p>1204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2044">
            <text:p>1204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5635">
            <text:p>15635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495">
            <text:p>16495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579">
            <text:p>16579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661">
            <text:p>1666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829">
            <text:p>16829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869">
            <text:p>16869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102">
            <text:p>1710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190">
            <text:p>1719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237">
            <text:p>17237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500">
            <text:p>1750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8112">
            <text:p>1811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598">
            <text:p>21598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631">
            <text:p>2163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690">
            <text:p>2169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733">
            <text:p>21733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790">
            <text:p>2179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906">
            <text:p>2190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2123">
            <text:p>22123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2231">
            <text:p>2223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2448">
            <text:p>22448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2823">
            <text:p>22823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6914">
            <text:p>2691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7024">
            <text:p>2702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7473">
            <text:p>27473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7531">
            <text:p>2753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7631">
            <text:p>2763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7648">
            <text:p>27648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7764">
            <text:p>2776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9807">
            <text:p>29807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0306">
            <text:p>3030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0582">
            <text:p>3058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615">
            <text:p>32615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621">
            <text:p>3262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648">
            <text:p>32648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656">
            <text:p>3265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740">
            <text:p>3274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832">
            <text:p>3283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840">
            <text:p>3284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892">
            <text:p>3289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966">
            <text:p>3296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248">
            <text:p>33248</text:p>
          </table:table-cell>
          <table:table-cell office:value-type="string">
            <text:p>ms</text:p>
          </table:table-cell>
          <table:table-cell table:number-columns-repeated="10"/>
        </table:table-row>
      </table:table>
      <table:table table:name="Лист3" table:style-name="ta1" table:print="false">
        <table:table-column table:style-name="co1" table:number-columns-repeated="15" table:default-cell-style-name="Default"/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5">
            <text:p>165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5">
            <text:p>165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42">
            <text:p>24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42">
            <text:p>24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42">
            <text:p>24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50">
            <text:p>25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50">
            <text:p>25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59">
            <text:p>259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59">
            <text:p>259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64">
            <text:p>364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146">
            <text:p>146</text:p>
          </table:table-cell>
          <table:table-cell office:value-type="float" office:value="171">
            <text:p>171</text:p>
          </table:table-cell>
          <table:table-cell office:value-type="float" office:value="225">
            <text:p>225</text:p>
          </table:table-cell>
          <table:table-cell office:value-type="float" office:value="1003">
            <text:p>1003</text:p>
          </table:table-cell>
          <table:table-cell office:value-type="float" office:value="1027">
            <text:p>1027</text:p>
          </table:table-cell>
          <table:table-cell office:value-type="float" office:value="1008">
            <text:p>1008</text:p>
          </table:table-cell>
          <table:table-cell office:value-type="float" office:value="1019">
            <text:p>1019</text:p>
          </table:table-cell>
          <table:table-cell office:value-type="float" office:value="1332">
            <text:p>133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46">
            <text:p>146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165">
            <text:p>165</text:p>
            <draw:frame table:end-cell-address="Лист3.N31" table:end-x="0.292cm" table:end-y="0.348cm" draw:z-index="0" draw:style-name="gr1" svg:width="15.999cm" svg:height="8.999cm" svg:x="0.1cm" svg:y="0.347cm">
              <draw:object draw:notify-on-update-of-ranges="Лист3.G32:Лист3.O32 Лист3.G33:Лист3.O3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54">
            <text:p>154</text:p>
          </table:table-cell>
          <table:table-cell office:value-type="float" office:value="171">
            <text:p>171</text:p>
          </table:table-cell>
          <table:table-cell office:value-type="float" office:value="243">
            <text:p>243</text:p>
          </table:table-cell>
          <table:table-cell office:value-type="float" office:value="369">
            <text:p>369</text:p>
          </table:table-cell>
          <table:table-cell office:value-type="float" office:value="503">
            <text:p>503</text:p>
          </table:table-cell>
          <table:table-cell office:value-type="float" office:value="1049">
            <text:p>1049</text:p>
          </table:table-cell>
          <table:table-cell office:value-type="float" office:value="1110">
            <text:p>1110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54">
            <text:p>154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float" office:value="154">
            <text:p>154</text:p>
          </table:table-cell>
          <table:table-cell office:value-type="float" office:value="179">
            <text:p>179</text:p>
          </table:table-cell>
          <table:table-cell office:value-type="float" office:value="251">
            <text:p>251</text:p>
          </table:table-cell>
          <table:table-cell office:value-type="float" office:value="403">
            <text:p>403</text:p>
          </table:table-cell>
          <table:table-cell office:value-type="float" office:value="636">
            <text:p>636</text:p>
          </table:table-cell>
          <table:table-cell office:value-type="float" office:value="1108">
            <text:p>1108</text:p>
          </table:table-cell>
          <table:table-cell office:value-type="float" office:value="1142">
            <text:p>1142</text:p>
          </table:table-cell>
          <table:table-cell office:value-type="float" office:value="1357">
            <text:p>135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54">
            <text:p>154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float" office:value="154">
            <text:p>154</text:p>
          </table:table-cell>
          <table:table-cell office:value-type="float" office:value="187">
            <text:p>187</text:p>
          </table:table-cell>
          <table:table-cell office:value-type="float" office:value="251">
            <text:p>251</text:p>
          </table:table-cell>
          <table:table-cell office:value-type="float" office:value="410">
            <text:p>410</text:p>
          </table:table-cell>
          <table:table-cell office:value-type="float" office:value="694">
            <text:p>694</text:p>
          </table:table-cell>
          <table:table-cell office:value-type="float" office:value="1166">
            <text:p>1166</text:p>
          </table:table-cell>
          <table:table-cell office:value-type="float" office:value="1143">
            <text:p>1143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54">
            <text:p>154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float" office:value="162">
            <text:p>162</text:p>
          </table:table-cell>
          <table:table-cell office:value-type="float" office:value="187">
            <text:p>187</text:p>
          </table:table-cell>
          <table:table-cell office:value-type="float" office:value="293">
            <text:p>293</text:p>
          </table:table-cell>
          <table:table-cell office:value-type="float" office:value="523">
            <text:p>523</text:p>
          </table:table-cell>
          <table:table-cell office:value-type="float" office:value="694">
            <text:p>694</text:p>
          </table:table-cell>
          <table:table-cell office:value-type="float" office:value="842">
            <text:p>842</text:p>
          </table:table-cell>
          <table:table-cell office:value-type="float" office:value="1151">
            <text:p>1151</text:p>
          </table:table-cell>
          <table:table-cell office:value-type="float" office:value="1405">
            <text:p>140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2">
            <text:p>162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float" office:value="171">
            <text:p>171</text:p>
          </table:table-cell>
          <table:table-cell office:value-type="float" office:value="190">
            <text:p>190</text:p>
          </table:table-cell>
          <table:table-cell office:value-type="float" office:value="301">
            <text:p>301</text:p>
          </table:table-cell>
          <table:table-cell office:value-type="float" office:value="531">
            <text:p>531</text:p>
          </table:table-cell>
          <table:table-cell office:value-type="float" office:value="786">
            <text:p>786</text:p>
          </table:table-cell>
          <table:table-cell office:value-type="float" office:value="858">
            <text:p>858</text:p>
          </table:table-cell>
          <table:table-cell office:value-type="float" office:value="1168">
            <text:p>1168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1">
            <text:p>171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float" office:value="171">
            <text:p>171</text:p>
          </table:table-cell>
          <table:table-cell office:value-type="float" office:value="196">
            <text:p>196</text:p>
          </table:table-cell>
          <table:table-cell office:value-type="float" office:value="301">
            <text:p>301</text:p>
          </table:table-cell>
          <table:table-cell office:value-type="float" office:value="538">
            <text:p>538</text:p>
          </table:table-cell>
          <table:table-cell office:value-type="float" office:value="786">
            <text:p>786</text:p>
          </table:table-cell>
          <table:table-cell office:value-type="float" office:value="875">
            <text:p>875</text:p>
          </table:table-cell>
          <table:table-cell office:value-type="float" office:value="1210">
            <text:p>1210</text:p>
          </table:table-cell>
          <table:table-cell office:value-type="float" office:value="1832">
            <text:p>183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1">
            <text:p>171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float" office:value="178">
            <text:p>178</text:p>
          </table:table-cell>
          <table:table-cell office:value-type="float" office:value="237">
            <text:p>237</text:p>
          </table:table-cell>
          <table:table-cell office:value-type="float" office:value="327">
            <text:p>327</text:p>
          </table:table-cell>
          <table:table-cell office:value-type="float" office:value="578">
            <text:p>578</text:p>
          </table:table-cell>
          <table:table-cell office:value-type="float" office:value="794">
            <text:p>794</text:p>
          </table:table-cell>
          <table:table-cell office:value-type="float" office:value="908">
            <text:p>908</text:p>
          </table:table-cell>
          <table:table-cell office:value-type="float" office:value="1226">
            <text:p>1226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8">
            <text:p>178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float" office:value="179">
            <text:p>179</text:p>
          </table:table-cell>
          <table:table-cell office:value-type="float" office:value="304">
            <text:p>304</text:p>
          </table:table-cell>
          <table:table-cell office:value-type="float" office:value="407">
            <text:p>407</text:p>
          </table:table-cell>
          <table:table-cell office:value-type="float" office:value="902">
            <text:p>902</text:p>
          </table:table-cell>
          <table:table-cell office:value-type="float" office:value="811">
            <text:p>811</text:p>
          </table:table-cell>
          <table:table-cell office:value-type="float" office:value="933">
            <text:p>933</text:p>
          </table:table-cell>
          <table:table-cell office:value-type="float" office:value="1360">
            <text:p>1360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9">
            <text:p>179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364">
            <text:p>364</text:p>
          </table:table-cell>
          <table:table-cell office:value-type="float" office:value="179">
            <text:p>179</text:p>
          </table:table-cell>
          <table:table-cell office:value-type="float" office:value="312">
            <text:p>312</text:p>
          </table:table-cell>
          <table:table-cell office:value-type="float" office:value="776">
            <text:p>776</text:p>
          </table:table-cell>
          <table:table-cell office:value-type="float" office:value="930">
            <text:p>930</text:p>
          </table:table-cell>
          <table:table-cell office:value-type="float" office:value="837">
            <text:p>837</text:p>
          </table:table-cell>
          <table:table-cell office:value-type="float" office:value="966">
            <text:p>966</text:p>
          </table:table-cell>
          <table:table-cell office:value-type="float" office:value="1726">
            <text:p>1726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9">
            <text:p>179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1">
            <text:p>17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1">
            <text:p>17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9">
            <text:p>179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87">
            <text:p>18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87">
            <text:p>18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90">
            <text:p>19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96">
            <text:p>19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37">
            <text:p>23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04">
            <text:p>304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12">
            <text:p>31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25">
            <text:p>225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43">
            <text:p>243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51">
            <text:p>251</text:p>
          </table:table-cell>
          <table:table-cell office:value-type="string">
            <text:p>ms</text:p>
          </table:table-cell>
          <table:table-cell table:number-columns-repeated="2"/>
          <table:table-cell table:formula="of:=AVERAGE([.G10:.G19])" office:value-type="float" office:value="243.8">
            <text:p>243,8</text:p>
          </table:table-cell>
          <table:table-cell table:formula="of:=AVERAGE([.H10:.H19])" office:value-type="float" office:value="164.8">
            <text:p>164,8</text:p>
          </table:table-cell>
          <table:table-cell table:formula="of:=AVERAGE([.I10:.I19])" office:value-type="float" office:value="213.4">
            <text:p>213,4</text:p>
          </table:table-cell>
          <table:table-cell table:formula="of:=AVERAGE([.J10:.J19])" office:value-type="float" office:value="337.5">
            <text:p>337,5</text:p>
          </table:table-cell>
          <table:table-cell table:formula="of:=AVERAGE([.K10:.K19])" office:value-type="float" office:value="618.7">
            <text:p>618,7</text:p>
          </table:table-cell>
          <table:table-cell table:formula="of:=AVERAGE([.L10:.L19])" office:value-type="float" office:value="756.8">
            <text:p>756,8</text:p>
          </table:table-cell>
          <table:table-cell table:formula="of:=AVERAGE([.M10:.M19])" office:value-type="float" office:value="971.3">
            <text:p>971,3</text:p>
          </table:table-cell>
          <table:table-cell table:formula="of:=AVERAGE([.N10:.N19])" office:value-type="float" office:value="1225.5">
            <text:p>1225,5</text:p>
          </table:table-cell>
          <table:table-cell table:formula="of:=AVERAGE([.O10:.O19])" office:value-type="float" office:value="1477.1">
            <text:p>1477,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51">
            <text:p>25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93">
            <text:p>293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01">
            <text:p>30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01">
            <text:p>30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7">
            <text:p>32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407">
            <text:p>40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776">
            <text:p>77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003">
            <text:p>1003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69">
            <text:p>369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403">
            <text:p>403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410">
            <text:p>41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523">
            <text:p>523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531">
            <text:p>53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538">
            <text:p>53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578">
            <text:p>57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02">
            <text:p>90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30">
            <text:p>93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027">
            <text:p>102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503">
            <text:p>503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36">
            <text:p>63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94">
            <text:p>694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94">
            <text:p>694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786">
            <text:p>78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786">
            <text:p>78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794">
            <text:p>794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11">
            <text:p>81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37">
            <text:p>83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008">
            <text:p>100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049">
            <text:p>1049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08">
            <text:p>110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66">
            <text:p>116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42">
            <text:p>84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58">
            <text:p>85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75">
            <text:p>875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08">
            <text:p>90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33">
            <text:p>933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66">
            <text:p>96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019">
            <text:p>1019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10">
            <text:p>111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42">
            <text:p>114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43">
            <text:p>1143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51">
            <text:p>115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68">
            <text:p>116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210">
            <text:p>121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226">
            <text:p>122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360">
            <text:p>136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26">
            <text:p>172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332">
            <text:p>133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356">
            <text:p>135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357">
            <text:p>135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372">
            <text:p>137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405">
            <text:p>1405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507">
            <text:p>150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832">
            <text:p>183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838">
            <text:p>183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940">
            <text:p>194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32">
            <text:p>832</text:p>
          </table:table-cell>
          <table:table-cell office:value-type="string">
            <text:p>ms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26.12.2011</text:date>, <text:time>18:19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26T18:19:47</dc:date>
    <dc:creator>alexxz </dc:creator>
    <meta:generator>LibreOffice/3.3$Linux LibreOffice_project/330m19$Build-401</meta:generator>
    <meta:editing-duration>PT1H4M47S</meta:editing-duration>
    <meta:editing-cycles>2</meta:editing-cycles>
    <meta:document-statistic meta:table-count="2" meta:cell-count="9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47cm" svg:y="0.316cm" chart:style-name="ch2">
          <text:p>Зависимость времени выполнения от глубины offset </text:p>
        </chart:title>
        <chart:plot-area chart:style-name="ch3" table:cell-range-address="Лист2.F29:Лист2.N30" chart:data-source-has-labels="row" svg:x="1.331cm" svg:y="1.635cm" svg:width="14.029cm" svg:height="6.204cm">
          <chartooo:coordinate-region svg:x="2.508cm" svg:y="1.834cm" svg:width="12.387cm" svg:height="5.358cm"/>
          <chart:axis chart:dimension="x" chart:name="primary-x" chart:style-name="ch4">
            <chart:title svg:x="6.912cm" svg:y="8.019cm" chart:style-name="ch5">
              <text:p>Offset, число строк</text:p>
            </chart:title>
            <chart:categories table:cell-range-address="Лист2.F29:Лист2.N29"/>
          </chart:axis>
          <chart:axis chart:dimension="y" chart:name="primary-y" chart:style-name="ch4">
            <chart:title svg:x="0.451cm" svg:y="6.527cm" chart:style-name="ch6">
              <text:p>Время выполнения, мс</text:p>
            </chart:title>
            <chart:grid chart:style-name="ch7" chart:class="major"/>
          </chart:axis>
          <chart:series chart:style-name="ch8" chart:values-cell-range-address="Лист2.F30:Лист2.N30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Лист2.F29:Лист2.N29</svg:desc>
                </draw:g>
              </table:table-cell>
              <table:table-cell office:value-type="string">
                <text:p>1000</text:p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20000</text:p>
              </table:table-cell>
              <table:table-cell office:value-type="string">
                <text:p>30000</text:p>
              </table:table-cell>
              <table:table-cell office:value-type="string">
                <text:p>40000</text:p>
              </table:table-cell>
              <table:table-cell office:value-type="string">
                <text:p>50000</text:p>
              </table:table-cell>
              <table:table-cell office:value-type="string">
                <text:p>60000</text:p>
              </table:table-cell>
            </table:table-row>
          </table:table-header-rows>
          <table:table-rows>
            <table:table-row>
              <table:table-cell office:value-type="string">
                <text:p>Строка 30</text:p>
                <draw:g>
                  <svg:desc/>
                </draw:g>
              </table:table-cell>
              <table:table-cell office:value-type="float" office:value="311.4">
                <text:p>311.4</text:p>
                <draw:g>
                  <svg:desc>Лист2.F30:Лист2.N30</svg:desc>
                </draw:g>
              </table:table-cell>
              <table:table-cell office:value-type="float" office:value="907.9">
                <text:p>907.9</text:p>
              </table:table-cell>
              <table:table-cell office:value-type="float" office:value="3372.1">
                <text:p>3372.1</text:p>
              </table:table-cell>
              <table:table-cell office:value-type="float" office:value="6176.1">
                <text:p>6176.1</text:p>
              </table:table-cell>
              <table:table-cell office:value-type="float" office:value="11901.3">
                <text:p>11901.3</text:p>
              </table:table-cell>
              <table:table-cell office:value-type="float" office:value="17057.4">
                <text:p>17057.4</text:p>
              </table:table-cell>
              <table:table-cell office:value-type="float" office:value="21997.3">
                <text:p>21997.3</text:p>
              </table:table-cell>
              <table:table-cell office:value-type="float" office:value="28268">
                <text:p>28268</text:p>
              </table:table-cell>
              <table:table-cell office:value-type="float" office:value="32805.8">
                <text:p>3280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21cm" svg:y="0.316cm" chart:style-name="ch2">
          <text:p>Зависимость времени выполнения запроса от глубины выборки</text:p>
        </chart:title>
        <chart:plot-area chart:style-name="ch3" table:cell-range-address="Лист3.G32:Лист3.O33" chart:data-source-has-labels="row" svg:x="1.331cm" svg:y="1.635cm" svg:width="14.029cm" svg:height="6.204cm">
          <chartooo:coordinate-region svg:x="2.323cm" svg:y="1.835cm" svg:width="12.572cm" svg:height="5.357cm"/>
          <chart:axis chart:dimension="x" chart:name="primary-x" chart:style-name="ch4">
            <chart:title svg:x="6.171cm" svg:y="8.019cm" chart:style-name="ch5">
              <text:p>Значение offset, число строк</text:p>
            </chart:title>
            <chart:categories table:cell-range-address="Лист3.G32:Лист3.O32"/>
          </chart:axis>
          <chart:axis chart:dimension="y" chart:name="primary-y" chart:style-name="ch4">
            <chart:title svg:x="0.451cm" svg:y="7.189cm" chart:style-name="ch6">
              <text:p>Время выполнения запроса, мс</text:p>
            </chart:title>
            <chart:grid chart:style-name="ch7" chart:class="major"/>
          </chart:axis>
          <chart:series chart:style-name="ch8" chart:values-cell-range-address="Лист3.G33:Лист3.O3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Лист3.G32:Лист3.O32</svg:desc>
                </draw:g>
              </table:table-cell>
              <table:table-cell office:value-type="string">
                <text:p>1000</text:p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20000</text:p>
              </table:table-cell>
              <table:table-cell office:value-type="string">
                <text:p>30000</text:p>
              </table:table-cell>
              <table:table-cell office:value-type="string">
                <text:p>40000</text:p>
              </table:table-cell>
              <table:table-cell office:value-type="string">
                <text:p>50000</text:p>
              </table:table-cell>
              <table:table-cell office:value-type="string">
                <text:p>60000</text:p>
              </table:table-cell>
            </table:table-row>
          </table:table-header-rows>
          <table:table-rows>
            <table:table-row>
              <table:table-cell office:value-type="string">
                <text:p>Строка 33</text:p>
                <draw:g>
                  <svg:desc/>
                </draw:g>
              </table:table-cell>
              <table:table-cell office:value-type="float" office:value="243.8">
                <text:p>243.8</text:p>
                <draw:g>
                  <svg:desc>Лист3.G33:Лист3.O33</svg:desc>
                </draw:g>
              </table:table-cell>
              <table:table-cell office:value-type="float" office:value="164.8">
                <text:p>164.8</text:p>
              </table:table-cell>
              <table:table-cell office:value-type="float" office:value="213.4">
                <text:p>213.4</text:p>
              </table:table-cell>
              <table:table-cell office:value-type="float" office:value="337.5">
                <text:p>337.5</text:p>
              </table:table-cell>
              <table:table-cell office:value-type="float" office:value="618.7">
                <text:p>618.7</text:p>
              </table:table-cell>
              <table:table-cell office:value-type="float" office:value="756.8">
                <text:p>756.8</text:p>
              </table:table-cell>
              <table:table-cell office:value-type="float" office:value="971.3">
                <text:p>971.3</text:p>
              </table:table-cell>
              <table:table-cell office:value-type="float" office:value="1225.5">
                <text:p>1225.5</text:p>
              </table:table-cell>
              <table:table-cell office:value-type="float" office:value="1477.1">
                <text:p>1477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